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AF0000001592AA2CC7EFE96F92.png" manifest:media-type="image/png"/>
  <manifest:file-entry manifest:full-path="Pictures/100002010000012C00000076DFB7656F8EA57D4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729in" fo:margin-left="0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0.1875in"/>
    </style:style>
    <style:style style:name="Table1.D" style:family="table-column">
      <style:table-column-properties style:column-width="2.5625in"/>
    </style:style>
    <style:style style:name="Table1.F" style:family="table-column">
      <style:table-column-properties style:column-width="1.8229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5729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3.1875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1.1875in"/>
    </style:style>
    <style:style style:name="Table2.E" style:family="table-column">
      <style:table-column-properties style:column-width="1.25in"/>
    </style:style>
    <style:style style:name="Table2.F" style:family="table-column">
      <style:table-column-properties style:column-width="1.1979in"/>
    </style:style>
    <style:style style:name="Table2.1" style:family="table-row">
      <style:table-row-properties style:min-row-height="0.5625in"/>
    </style:style>
    <style:style style:name="Table2.A1" style:family="table-cell">
      <style:table-cell-properties style:vertical-align="middle" fo:background-color="#f0824d" fo:padding="0.0382in" fo:border="none">
        <style:background-image/>
      </style:table-cell-properties>
    </style:style>
    <style:style style:name="Table2.2" style:family="table-row">
      <style:table-row-properties style:min-row-height="0.4in"/>
    </style:style>
    <style:style style:name="Table2.A2" style:family="table-cell">
      <style:table-cell-properties fo:background-color="#dddddd" fo:padding="0.0382in" fo:border="none">
        <style:background-image/>
      </style:table-cell-properties>
    </style:style>
    <style:style style:name="Table2.B2" style:family="table-cell">
      <style:table-cell-properties fo:background-color="#eeeeee" fo:padding="0.0382in" fo:border="none">
        <style:background-image/>
      </style:table-cell-properties>
    </style:style>
    <style:style style:name="Table2.C2" style:family="table-cell">
      <style:table-cell-properties fo:background-color="#dddddd" fo:padding="0.0382in" fo:border="none">
        <style:background-image/>
      </style:table-cell-properties>
    </style:style>
    <style:style style:name="Table2.D2" style:family="table-cell">
      <style:table-cell-properties fo:background-color="#eeeeee" fo:padding="0.0382in" fo:border="none">
        <style:background-image/>
      </style:table-cell-properties>
    </style:style>
    <style:style style:name="Table2.E2" style:family="table-cell">
      <style:table-cell-properties fo:background-color="#dddddd" fo:padding="0.0382in" fo:border="none">
        <style:background-image/>
      </style:table-cell-properties>
    </style:style>
    <style:style style:name="Table2.F2" style:family="table-cell">
      <style:table-cell-properties fo:background-color="#eeeeee" fo:padding="0.0382in" fo:border="none">
        <style:background-image/>
      </style:table-cell-properties>
    </style:style>
    <style:style style:name="Table2.A3" style:family="table-cell">
      <style:table-cell-properties fo:background-color="#dddddd" fo:padding="0.0382in" fo:border="none">
        <style:background-image/>
      </style:table-cell-properties>
    </style:style>
    <style:style style:name="Table2.B3" style:family="table-cell">
      <style:table-cell-properties fo:background-color="#eeeeee" fo:padding="0.0382in" fo:border="none">
        <style:background-image/>
      </style:table-cell-properties>
    </style:style>
    <style:style style:name="Table2.C3" style:family="table-cell">
      <style:table-cell-properties fo:background-color="#dddddd" fo:padding="0.0382in" fo:border="none">
        <style:background-image/>
      </style:table-cell-properties>
    </style:style>
    <style:style style:name="Table2.D3" style:family="table-cell">
      <style:table-cell-properties fo:background-color="#eeeeee" fo:padding="0.0382in" fo:border="none">
        <style:background-image/>
      </style:table-cell-properties>
    </style:style>
    <style:style style:name="Table2.E3" style:family="table-cell">
      <style:table-cell-properties fo:background-color="#dddddd" fo:padding="0.0382in" fo:border="none">
        <style:background-image/>
      </style:table-cell-properties>
    </style:style>
    <style:style style:name="Table2.F3" style:family="table-cell">
      <style:table-cell-properties fo:background-color="#eeeeee" fo:padding="0.0382in" fo:border="none">
        <style:background-image/>
      </style:table-cell-properties>
    </style:style>
    <style:style style:name="Table2.A4" style:family="table-cell">
      <style:table-cell-properties fo:background-color="#dddddd" fo:padding="0.0382in" fo:border="none">
        <style:background-image/>
      </style:table-cell-properties>
    </style:style>
    <style:style style:name="Table2.B4" style:family="table-cell">
      <style:table-cell-properties fo:background-color="#eeeeee" fo:padding="0.0382in" fo:border="none">
        <style:background-image/>
      </style:table-cell-properties>
    </style:style>
    <style:style style:name="Table2.C4" style:family="table-cell">
      <style:table-cell-properties fo:background-color="#dddddd" fo:padding="0.0382in" fo:border="none">
        <style:background-image/>
      </style:table-cell-properties>
    </style:style>
    <style:style style:name="Table2.D4" style:family="table-cell">
      <style:table-cell-properties fo:background-color="#eeeeee" fo:padding="0.0382in" fo:border="none">
        <style:background-image/>
      </style:table-cell-properties>
    </style:style>
    <style:style style:name="Table2.E4" style:family="table-cell">
      <style:table-cell-properties fo:background-color="#dddddd" fo:padding="0.0382in" fo:border="none">
        <style:background-image/>
      </style:table-cell-properties>
    </style:style>
    <style:style style:name="Table2.F4" style:family="table-cell">
      <style:table-cell-properties fo:background-color="#eeeeee" fo:padding="0.0382in" fo:border="none">
        <style:background-image/>
      </style:table-cell-properties>
    </style:style>
    <style:style style:name="Table2.A5" style:family="table-cell">
      <style:table-cell-properties fo:background-color="#dddddd" fo:padding="0.0382in" fo:border="none">
        <style:background-image/>
      </style:table-cell-properties>
    </style:style>
    <style:style style:name="Table2.B5" style:family="table-cell">
      <style:table-cell-properties fo:background-color="#eeeeee" fo:padding="0.0382in" fo:border="none">
        <style:background-image/>
      </style:table-cell-properties>
    </style:style>
    <style:style style:name="Table2.C5" style:family="table-cell">
      <style:table-cell-properties fo:background-color="#dddddd" fo:padding="0.0382in" fo:border="none">
        <style:background-image/>
      </style:table-cell-properties>
    </style:style>
    <style:style style:name="Table2.D5" style:family="table-cell">
      <style:table-cell-properties fo:background-color="#eeeeee" fo:padding="0.0382in" fo:border="none">
        <style:background-image/>
      </style:table-cell-properties>
    </style:style>
    <style:style style:name="Table2.E5" style:family="table-cell">
      <style:table-cell-properties fo:background-color="#dddddd" fo:padding="0.0382in" fo:border="none">
        <style:background-image/>
      </style:table-cell-properties>
    </style:style>
    <style:style style:name="Table2.F5" style:family="table-cell">
      <style:table-cell-properties fo:background-color="#eeeeee" fo:padding="0.0382in" fo:border="none">
        <style:background-image/>
      </style:table-cell-properties>
    </style:style>
    <style:style style:name="Table2.A6" style:family="table-cell">
      <style:table-cell-properties fo:background-color="#dddddd" fo:padding="0.0382in" fo:border="none">
        <style:background-image/>
      </style:table-cell-properties>
    </style:style>
    <style:style style:name="Table2.B6" style:family="table-cell">
      <style:table-cell-properties fo:background-color="#eeeeee" fo:padding="0.0382in" fo:border="none">
        <style:background-image/>
      </style:table-cell-properties>
    </style:style>
    <style:style style:name="Table2.C6" style:family="table-cell">
      <style:table-cell-properties fo:background-color="#dddddd" fo:padding="0.0382in" fo:border="none">
        <style:background-image/>
      </style:table-cell-properties>
    </style:style>
    <style:style style:name="Table2.D6" style:family="table-cell">
      <style:table-cell-properties fo:background-color="#eeeeee" fo:padding="0.0382in" fo:border="none">
        <style:background-image/>
      </style:table-cell-properties>
    </style:style>
    <style:style style:name="Table2.E6" style:family="table-cell">
      <style:table-cell-properties fo:background-color="#dddddd" fo:padding="0.0382in" fo:border="none">
        <style:background-image/>
      </style:table-cell-properties>
    </style:style>
    <style:style style:name="Table2.F6" style:family="table-cell">
      <style:table-cell-properties fo:background-color="#eeeeee" fo:padding="0.0382in" fo:border="none">
        <style:background-image/>
      </style:table-cell-properties>
    </style:style>
    <style:style style:name="Table2.A7" style:family="table-cell">
      <style:table-cell-properties fo:background-color="#dddddd" fo:padding="0.0382in" fo:border="none">
        <style:background-image/>
      </style:table-cell-properties>
    </style:style>
    <style:style style:name="Table2.B7" style:family="table-cell">
      <style:table-cell-properties fo:background-color="#eeeeee" fo:padding="0.0382in" fo:border="none">
        <style:background-image/>
      </style:table-cell-properties>
    </style:style>
    <style:style style:name="Table2.C7" style:family="table-cell">
      <style:table-cell-properties fo:background-color="#dddddd" fo:padding="0.0382in" fo:border="none">
        <style:background-image/>
      </style:table-cell-properties>
    </style:style>
    <style:style style:name="Table2.D7" style:family="table-cell">
      <style:table-cell-properties fo:background-color="#eeeeee" fo:padding="0.0382in" fo:border="none">
        <style:background-image/>
      </style:table-cell-properties>
    </style:style>
    <style:style style:name="Table2.E7" style:family="table-cell">
      <style:table-cell-properties fo:background-color="#dddddd" fo:padding="0.0382in" fo:border="none">
        <style:background-image/>
      </style:table-cell-properties>
    </style:style>
    <style:style style:name="Table2.F7" style:family="table-cell">
      <style:table-cell-properties fo:background-color="#eeeeee" fo:padding="0.0382in" fo:border="none">
        <style:background-image/>
      </style:table-cell-properties>
    </style:style>
    <style:style style:name="Table2.A8" style:family="table-cell">
      <style:table-cell-properties fo:background-color="#dddddd" fo:padding="0.0382in" fo:border="none">
        <style:background-image/>
      </style:table-cell-properties>
    </style:style>
    <style:style style:name="Table2.B8" style:family="table-cell">
      <style:table-cell-properties fo:background-color="#eeeeee" fo:padding="0.0382in" fo:border="none">
        <style:background-image/>
      </style:table-cell-properties>
    </style:style>
    <style:style style:name="Table2.C8" style:family="table-cell">
      <style:table-cell-properties fo:background-color="#dddddd" fo:padding="0.0382in" fo:border="none">
        <style:background-image/>
      </style:table-cell-properties>
    </style:style>
    <style:style style:name="Table2.D8" style:family="table-cell">
      <style:table-cell-properties fo:background-color="#eeeeee" fo:padding="0.0382in" fo:border="none">
        <style:background-image/>
      </style:table-cell-properties>
    </style:style>
    <style:style style:name="Table2.E8" style:family="table-cell">
      <style:table-cell-properties fo:background-color="#dddddd" fo:padding="0.0382in" fo:border="none">
        <style:background-image/>
      </style:table-cell-properties>
    </style:style>
    <style:style style:name="Table2.F8" style:family="table-cell">
      <style:table-cell-properties fo:background-color="#eeeeee" fo:padding="0.0382in" fo:border="none">
        <style:background-image/>
      </style:table-cell-properties>
    </style:style>
    <style:style style:name="Table2.A9" style:family="table-cell">
      <style:table-cell-properties fo:background-color="#dddddd" fo:padding="0.0382in" fo:border="none">
        <style:background-image/>
      </style:table-cell-properties>
    </style:style>
    <style:style style:name="Table2.B9" style:family="table-cell">
      <style:table-cell-properties fo:background-color="#eeeeee" fo:padding="0.0382in" fo:border="none">
        <style:background-image/>
      </style:table-cell-properties>
    </style:style>
    <style:style style:name="Table2.C9" style:family="table-cell">
      <style:table-cell-properties fo:background-color="#dddddd" fo:padding="0.0382in" fo:border="none">
        <style:background-image/>
      </style:table-cell-properties>
    </style:style>
    <style:style style:name="Table2.D9" style:family="table-cell">
      <style:table-cell-properties fo:background-color="#eeeeee" fo:padding="0.0382in" fo:border="none">
        <style:background-image/>
      </style:table-cell-properties>
    </style:style>
    <style:style style:name="Table2.E9" style:family="table-cell">
      <style:table-cell-properties fo:background-color="#dddddd" fo:padding="0.0382in" fo:border="none">
        <style:background-image/>
      </style:table-cell-properties>
    </style:style>
    <style:style style:name="Table2.F9" style:family="table-cell">
      <style:table-cell-properties fo:background-color="#eeeeee" fo:padding="0.0382in" fo:border="none">
        <style:background-image/>
      </style:table-cell-properties>
    </style:style>
    <style:style style:name="Table2.A10" style:family="table-cell">
      <style:table-cell-properties fo:background-color="#dddddd" fo:padding="0.0382in" fo:border="none">
        <style:background-image/>
      </style:table-cell-properties>
    </style:style>
    <style:style style:name="Table2.B10" style:family="table-cell">
      <style:table-cell-properties fo:background-color="#eeeeee" fo:padding="0.0382in" fo:border="none">
        <style:background-image/>
      </style:table-cell-properties>
    </style:style>
    <style:style style:name="Table2.C10" style:family="table-cell">
      <style:table-cell-properties fo:background-color="#dddddd" fo:padding="0.0382in" fo:border="none">
        <style:background-image/>
      </style:table-cell-properties>
    </style:style>
    <style:style style:name="Table2.D10" style:family="table-cell">
      <style:table-cell-properties fo:background-color="#eeeeee" fo:padding="0.0382in" fo:border="none">
        <style:background-image/>
      </style:table-cell-properties>
    </style:style>
    <style:style style:name="Table2.E10" style:family="table-cell">
      <style:table-cell-properties fo:background-color="#dddddd" fo:padding="0.0382in" fo:border="none">
        <style:background-image/>
      </style:table-cell-properties>
    </style:style>
    <style:style style:name="Table2.F10" style:family="table-cell">
      <style:table-cell-properties fo:background-color="#eeeeee" fo:padding="0.0382in" fo:border="none">
        <style:background-image/>
      </style:table-cell-properties>
    </style:style>
    <style:style style:name="Table2.A11" style:family="table-cell">
      <style:table-cell-properties fo:background-color="#dddddd" fo:padding="0.0382in" fo:border="none">
        <style:background-image/>
      </style:table-cell-properties>
    </style:style>
    <style:style style:name="Table2.B11" style:family="table-cell">
      <style:table-cell-properties fo:background-color="#eeeeee" fo:padding="0.0382in" fo:border="none">
        <style:background-image/>
      </style:table-cell-properties>
    </style:style>
    <style:style style:name="Table2.C11" style:family="table-cell">
      <style:table-cell-properties fo:background-color="#dddddd" fo:padding="0.0382in" fo:border="none">
        <style:background-image/>
      </style:table-cell-properties>
    </style:style>
    <style:style style:name="Table2.D11" style:family="table-cell">
      <style:table-cell-properties fo:background-color="#eeeeee" fo:padding="0.0382in" fo:border="none">
        <style:background-image/>
      </style:table-cell-properties>
    </style:style>
    <style:style style:name="Table2.E11" style:family="table-cell">
      <style:table-cell-properties fo:background-color="#dddddd" fo:padding="0.0382in" fo:border="none">
        <style:background-image/>
      </style:table-cell-properties>
    </style:style>
    <style:style style:name="Table2.F11" style:family="table-cell">
      <style:table-cell-properties fo:background-color="#eeeeee" fo:padding="0.0382in" fo:border="none">
        <style:background-image/>
      </style:table-cell-properties>
    </style:style>
    <style:style style:name="Table2.A12" style:family="table-cell">
      <style:table-cell-properties fo:background-color="#dddddd" fo:padding="0.0382in" fo:border="none">
        <style:background-image/>
      </style:table-cell-properties>
    </style:style>
    <style:style style:name="Table2.B12" style:family="table-cell">
      <style:table-cell-properties fo:background-color="#eeeeee" fo:padding="0.0382in" fo:border="none">
        <style:background-image/>
      </style:table-cell-properties>
    </style:style>
    <style:style style:name="Table2.C12" style:family="table-cell">
      <style:table-cell-properties fo:background-color="#dddddd" fo:padding="0.0382in" fo:border="none">
        <style:background-image/>
      </style:table-cell-properties>
    </style:style>
    <style:style style:name="Table2.D12" style:family="table-cell">
      <style:table-cell-properties fo:background-color="#eeeeee" fo:padding="0.0382in" fo:border="none">
        <style:background-image/>
      </style:table-cell-properties>
    </style:style>
    <style:style style:name="Table2.E12" style:family="table-cell">
      <style:table-cell-properties fo:background-color="#dddddd" fo:padding="0.0382in" fo:border="none">
        <style:background-image/>
      </style:table-cell-properties>
    </style:style>
    <style:style style:name="Table2.F12" style:family="table-cell">
      <style:table-cell-properties fo:background-color="#eeeeee" fo:padding="0.0382in" fo:border="none">
        <style:background-image/>
      </style:table-cell-properties>
    </style:style>
    <style:style style:name="Table2.13" style:family="table-row">
      <style:table-row-properties style:min-row-height="0.2201in"/>
    </style:style>
    <style:style style:name="Table2.A13" style:family="table-cell">
      <style:table-cell-properties fo:background-color="transparent" fo:padding="0.0382in" fo:border="none">
        <style:background-image/>
      </style:table-cell-properties>
    </style:style>
    <style:style style:name="Table2.B13" style:family="table-cell">
      <style:table-cell-properties fo:background-color="transparent" fo:padding="0.0382in" fo:border="none">
        <style:background-image/>
      </style:table-cell-properties>
    </style:style>
    <style:style style:name="Table2.C13" style:family="table-cell">
      <style:table-cell-properties fo:background-color="transparent" fo:padding="0.0382in" fo:border="none">
        <style:background-image/>
      </style:table-cell-properties>
    </style:style>
    <style:style style:name="Table2.D13" style:family="table-cell">
      <style:table-cell-properties fo:background-color="transparent" fo:padding="0.0382in" fo:border="none">
        <style:background-image/>
      </style:table-cell-properties>
    </style:style>
    <style:style style:name="Table2.E13" style:family="table-cell">
      <style:table-cell-properties fo:background-color="transparent" fo:padding="0.0382in" fo:border="none">
        <style:background-image/>
      </style:table-cell-properties>
    </style:style>
    <style:style style:name="Table2.F13" style:family="table-cell">
      <style:table-cell-properties fo:background-color="transparent" fo:padding="0.0382in" fo:border="none">
        <style:background-image/>
      </style:table-cell-properties>
    </style:style>
    <style:style style:name="Table2.A14" style:family="table-cell">
      <style:table-cell-properties fo:background-color="transparent" fo:padding="0.0382in" fo:border="none">
        <style:background-image/>
      </style:table-cell-properties>
    </style:style>
    <style:style style:name="Table2.B14" style:family="table-cell">
      <style:table-cell-properties fo:background-color="transparent" fo:padding="0.0382in" fo:border="none">
        <style:background-image/>
      </style:table-cell-properties>
    </style:style>
    <style:style style:name="Table2.C14" style:family="table-cell">
      <style:table-cell-properties fo:background-color="transparent" fo:padding="0.0382in" fo:border="none">
        <style:background-image/>
      </style:table-cell-properties>
    </style:style>
    <style:style style:name="Table2.D14" style:family="table-cell">
      <style:table-cell-properties fo:background-color="transparent" fo:padding="0.0382in" fo:border="none">
        <style:background-image/>
      </style:table-cell-properties>
    </style:style>
    <style:style style:name="Table2.E14" style:family="table-cell">
      <style:table-cell-properties fo:background-color="transparent" fo:padding="0.0382in" fo:border="none">
        <style:background-image/>
      </style:table-cell-properties>
    </style:style>
    <style:style style:name="Table2.F14" style:family="table-cell">
      <style:table-cell-properties fo:background-color="transparent" fo:padding="0.0382in" fo:border="none">
        <style:background-image/>
      </style:table-cell-properties>
    </style:style>
    <style:style style:name="Table2.A15" style:family="table-cell">
      <style:table-cell-properties fo:background-color="transparent" fo:padding="0.0382in" fo:border="none">
        <style:background-image/>
      </style:table-cell-properties>
    </style:style>
    <style:style style:name="Table2.B15" style:family="table-cell">
      <style:table-cell-properties fo:background-color="transparent" fo:padding="0.0382in" fo:border="none">
        <style:background-image/>
      </style:table-cell-properties>
    </style:style>
    <style:style style:name="Table2.C15" style:family="table-cell">
      <style:table-cell-properties fo:background-color="transparent" fo:padding="0.0382in" fo:border="none">
        <style:background-image/>
      </style:table-cell-properties>
    </style:style>
    <style:style style:name="Table2.D15" style:family="table-cell">
      <style:table-cell-properties fo:background-color="transparent" fo:padding="0.0382in" fo:border="none">
        <style:background-image/>
      </style:table-cell-properties>
    </style:style>
    <style:style style:name="Table2.E15" style:family="table-cell">
      <style:table-cell-properties fo:background-color="transparent" fo:padding="0.0382in" fo:border="none">
        <style:background-image/>
      </style:table-cell-properties>
    </style:style>
    <style:style style:name="Table2.F15" style:family="table-cell">
      <style:table-cell-properties fo:background-color="transparent" fo:padding="0.0382in" fo:border="none">
        <style:background-image/>
      </style:table-cell-properties>
    </style:style>
    <style:style style:name="Table2.A16" style:family="table-cell">
      <style:table-cell-properties fo:background-color="transparent" fo:padding="0.0382in" fo:border="none">
        <style:background-image/>
      </style:table-cell-properties>
    </style:style>
    <style:style style:name="Table2.B16" style:family="table-cell">
      <style:table-cell-properties fo:background-color="transparent" fo:padding="0.0382in" fo:border="none">
        <style:background-image/>
      </style:table-cell-properties>
    </style:style>
    <style:style style:name="Table2.C16" style:family="table-cell">
      <style:table-cell-properties fo:background-color="transparent" fo:padding="0.0382in" fo:border="none">
        <style:background-image/>
      </style:table-cell-properties>
    </style:style>
    <style:style style:name="Table2.D16" style:family="table-cell">
      <style:table-cell-properties fo:background-color="transparent" fo:padding="0.0382in" fo:border="none">
        <style:background-image/>
      </style:table-cell-properties>
    </style:style>
    <style:style style:name="Table2.E16" style:family="table-cell">
      <style:table-cell-properties fo:background-color="transparent" fo:padding="0.0382in" fo:border="none">
        <style:background-image/>
      </style:table-cell-properties>
    </style:style>
    <style:style style:name="Table2.F16" style:family="table-cell">
      <style:table-cell-properties fo:background-color="transparent" fo:padding="0.0382in" fo:border="none">
        <style:background-image/>
      </style:table-cell-properties>
    </style:style>
    <style:style style:name="Table2.A17" style:family="table-cell">
      <style:table-cell-properties fo:background-color="transparent" fo:padding="0.0382in" fo:border="none">
        <style:background-image/>
      </style:table-cell-properties>
    </style:style>
    <style:style style:name="Table2.B17" style:family="table-cell">
      <style:table-cell-properties fo:background-color="transparent" fo:padding="0.0382in" fo:border="none">
        <style:background-image/>
      </style:table-cell-properties>
    </style:style>
    <style:style style:name="Table2.C17" style:family="table-cell">
      <style:table-cell-properties fo:background-color="transparent" fo:padding="0.0382in" fo:border="none">
        <style:background-image/>
      </style:table-cell-properties>
    </style:style>
    <style:style style:name="Table2.D17" style:family="table-cell">
      <style:table-cell-properties fo:background-color="transparent" fo:padding="0.0382in" fo:border="none">
        <style:background-image/>
      </style:table-cell-properties>
    </style:style>
    <style:style style:name="Table2.E17" style:family="table-cell">
      <style:table-cell-properties fo:background-color="transparent" fo:padding="0.0382in" fo:border="none">
        <style:background-image/>
      </style:table-cell-properties>
    </style:style>
    <style:style style:name="Table2.F17" style:family="table-cell">
      <style:table-cell-properties fo:background-color="transparent" fo:padding="0.0382in" fo:border="none">
        <style:background-image/>
      </style:table-cell-properties>
    </style:style>
    <style:style style:name="Table2.A18" style:family="table-cell">
      <style:table-cell-properties fo:background-color="transparent" fo:padding="0.0382in" fo:border="none">
        <style:background-image/>
      </style:table-cell-properties>
    </style:style>
    <style:style style:name="Table2.B18" style:family="table-cell">
      <style:table-cell-properties fo:background-color="transparent" fo:padding="0.0382in" fo:border="none">
        <style:background-image/>
      </style:table-cell-properties>
    </style:style>
    <style:style style:name="Table2.C18" style:family="table-cell">
      <style:table-cell-properties fo:background-color="transparent" fo:padding="0.0382in" fo:border="none">
        <style:background-image/>
      </style:table-cell-properties>
    </style:style>
    <style:style style:name="Table2.D18" style:family="table-cell">
      <style:table-cell-properties fo:background-color="transparent" fo:padding="0.0382in" fo:border="none">
        <style:background-image/>
      </style:table-cell-properties>
    </style:style>
    <style:style style:name="Table2.E18" style:family="table-cell">
      <style:table-cell-properties fo:background-color="transparent" fo:padding="0.0382in" fo:border="none">
        <style:background-image/>
      </style:table-cell-properties>
    </style:style>
    <style:style style:name="Table2.F18" style:family="table-cell">
      <style:table-cell-properties fo:background-color="transparent" fo:padding="0.0382in" fo:border="none">
        <style:background-image/>
      </style:table-cell-properties>
    </style:style>
    <style:style style:name="Table2.A19" style:family="table-cell">
      <style:table-cell-properties fo:background-color="transparent" fo:padding="0.0382in" fo:border="none">
        <style:background-image/>
      </style:table-cell-properties>
    </style:style>
    <style:style style:name="Table2.B19" style:family="table-cell">
      <style:table-cell-properties fo:background-color="transparent" fo:padding="0.0382in" fo:border="none">
        <style:background-image/>
      </style:table-cell-properties>
    </style:style>
    <style:style style:name="Table2.C19" style:family="table-cell">
      <style:table-cell-properties fo:background-color="transparent" fo:padding="0.0382in" fo:border="none">
        <style:background-image/>
      </style:table-cell-properties>
    </style:style>
    <style:style style:name="Table2.D19" style:family="table-cell">
      <style:table-cell-properties fo:background-color="transparent" fo:padding="0.0382in" fo:border="none">
        <style:background-image/>
      </style:table-cell-properties>
    </style:style>
    <style:style style:name="Table2.E19" style:family="table-cell">
      <style:table-cell-properties fo:background-color="transparent" fo:padding="0.0382in" fo:border="none">
        <style:background-image/>
      </style:table-cell-properties>
    </style:style>
    <style:style style:name="Table2.F19" style:family="table-cell">
      <style:table-cell-properties fo:background-color="transparent" fo:padding="0.0382in" fo:border="none">
        <style:background-image/>
      </style:table-cell-properties>
    </style:style>
    <style:style style:name="Table2.A20" style:family="table-cell">
      <style:table-cell-properties fo:background-color="transparent" fo:padding="0.0382in" fo:border="none">
        <style:background-image/>
      </style:table-cell-properties>
    </style:style>
    <style:style style:name="Table2.B20" style:family="table-cell">
      <style:table-cell-properties fo:background-color="transparent" fo:padding="0.0382in" fo:border="none">
        <style:background-image/>
      </style:table-cell-properties>
    </style:style>
    <style:style style:name="Table2.C20" style:family="table-cell">
      <style:table-cell-properties fo:background-color="transparent" fo:padding="0.0382in" fo:border="none">
        <style:background-image/>
      </style:table-cell-properties>
    </style:style>
    <style:style style:name="Table2.D20" style:family="table-cell">
      <style:table-cell-properties fo:background-color="transparent" fo:padding="0.0382in" fo:border="none">
        <style:background-image/>
      </style:table-cell-properties>
    </style:style>
    <style:style style:name="Table2.E20" style:family="table-cell">
      <style:table-cell-properties fo:background-color="transparent" fo:padding="0.0382in" fo:border="none">
        <style:background-image/>
      </style:table-cell-properties>
    </style:style>
    <style:style style:name="Table2.F20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text-properties fo:color="#555141" style:font-name="Carlito"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margin-left="4.9236in" fo:margin-right="0in" fo:text-align="start" style:justify-single-word="false" fo:text-indent="0in" style:auto-text-indent="false"/>
      <style:text-properties fo:color="#555141" style:font-name="Carlito" fo:font-size="12pt" fo:font-weight="normal" officeooo:rsid="000561cd" officeooo:paragraph-rsid="000561cd" style:font-size-asian="12pt" style:font-weight-asian="normal" style:font-size-complex="12pt" style:font-weight-complex="normal"/>
    </style:style>
    <style:style style:name="P3" style:family="paragraph" style:parent-style-name="Header">
      <style:paragraph-properties fo:margin-left="4.9236in" fo:margin-right="0in" fo:text-align="start" style:justify-single-word="false" fo:text-indent="0in" style:auto-text-indent="false"/>
      <style:text-properties fo:color="#555141" style:font-name="Carlito" fo:font-size="12pt" fo:font-style="normal" fo:font-weight="normal" officeooo:rsid="000561cd" officeooo:paragraph-rsid="000561cd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Header">
      <style:paragraph-properties fo:margin-left="5.9083in" fo:margin-right="0in" fo:text-align="start" style:justify-single-word="false" fo:text-indent="0in" style:auto-text-indent="false"/>
      <style:text-properties fo:color="#726c58" style:font-name="Carlito" fo:font-size="8pt" fo:font-style="normal" fo:font-weight="normal" officeooo:rsid="000561cd" officeooo:paragraph-rsid="0005ba2c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726c58" style:font-name="Carlito" fo:font-size="8pt" fo:font-style="normal" fo:font-weight="normal" officeooo:rsid="000561cd" officeooo:paragraph-rsid="0005ba2c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Header">
      <style:paragraph-properties fo:margin-left="0in" fo:margin-right="0in" fo:text-indent="0in" style:auto-text-indent="false"/>
      <style:text-properties fo:color="#555141" style:font-name="Carlito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726c58" style:font-name="Carlito" fo:font-size="9pt" officeooo:rsid="0013317e" officeooo:paragraph-rsid="00268965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fo:color="#726c58" style:font-name="Carlito" fo:font-size="9pt" officeooo:paragraph-rsid="002f50d6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fo:color="#726c58" style:font-name="Carlito" fo:font-size="9pt" officeooo:paragraph-rsid="003ea74d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fo:color="#726c58" style:font-name="Carlito" fo:font-size="9pt" officeooo:paragraph-rsid="00441d38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726c58" style:font-name="Carlito" fo:font-size="9pt" officeooo:rsid="001b5c08" officeooo:paragraph-rsid="0038e25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726c58" style:font-name="Carlito" fo:font-size="9pt" officeooo:rsid="001b5c08" officeooo:paragraph-rsid="0039d6da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726c58" style:font-name="Carlito" fo:font-size="9pt" officeooo:rsid="001b5c08" officeooo:paragraph-rsid="00441d38" style:font-size-asian="9pt" style:font-size-complex="9pt"/>
    </style:style>
    <style:style style:name="P14" style:family="paragraph" style:parent-style-name="Standard">
      <style:text-properties fo:color="#726c58" style:font-name="Carlito" fo:font-size="9pt" officeooo:rsid="001b5c08" officeooo:paragraph-rsid="00441d38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726c58" style:font-name="Carlito" fo:font-size="9pt" officeooo:rsid="00167613" officeooo:paragraph-rsid="003b4396" style:font-size-asian="9pt" style:font-size-complex="9pt"/>
    </style:style>
    <style:style style:name="P16" style:family="paragraph" style:parent-style-name="Standard">
      <style:paragraph-properties fo:text-align="end" style:justify-single-word="false"/>
      <style:text-properties fo:color="#726c58" style:font-name="Carlito" fo:font-size="9pt" officeooo:rsid="00167613" officeooo:paragraph-rsid="003c2680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fo:color="#726c58" style:font-name="Carlito" fo:font-size="9pt" officeooo:rsid="00167613" officeooo:paragraph-rsid="003dbb63" style:font-size-asian="9pt" style:font-size-complex="9pt"/>
    </style:style>
    <style:style style:name="P18" style:family="paragraph" style:parent-style-name="Standard">
      <style:text-properties fo:color="#726c58" style:font-name="Carlito" fo:font-size="9pt" officeooo:rsid="00167613" officeooo:paragraph-rsid="003e4f54" style:font-size-asian="9pt" style:font-size-complex="9pt"/>
    </style:style>
    <style:style style:name="P19" style:family="paragraph" style:parent-style-name="Standard">
      <style:text-properties fo:color="#726c58" style:font-name="Carlito" fo:font-size="9pt" officeooo:rsid="00167613" officeooo:paragraph-rsid="00441d38" style:font-size-asian="9pt" style:font-size-complex="9pt"/>
    </style:style>
    <style:style style:name="P20" style:family="paragraph" style:parent-style-name="Standard">
      <style:text-properties fo:color="#726c58" style:font-name="Carlito" fo:font-size="9pt" officeooo:paragraph-rsid="003f4431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fo:color="#726c58" style:font-name="Carlito" fo:font-size="9pt" officeooo:rsid="001ee6a2" officeooo:paragraph-rsid="00441d38" style:font-size-asian="9pt" style:font-size-complex="9pt"/>
    </style:style>
    <style:style style:name="P22" style:family="paragraph" style:parent-style-name="Standard">
      <style:text-properties fo:color="#726c58" style:font-name="Carlito" fo:font-size="9pt" officeooo:paragraph-rsid="00441d38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fo:color="#726c58" style:font-name="Carlito" fo:font-size="9pt" officeooo:paragraph-rsid="00441d38" style:font-size-asian="9pt" style:font-size-complex="9pt"/>
    </style:style>
    <style:style style:name="P24" style:family="paragraph" style:parent-style-name="Standard">
      <style:paragraph-properties fo:text-align="end" style:justify-single-word="false"/>
      <style:text-properties fo:color="#726c58" style:font-name="Carlito" fo:font-size="9pt" fo:font-weight="bold" officeooo:rsid="0024bc16" officeooo:paragraph-rsid="002f50d6" style:font-size-asian="9pt" style:font-weight-asian="bold" style:font-size-complex="9pt" style:font-weight-complex="bold"/>
    </style:style>
    <style:style style:name="P25" style:family="paragraph" style:parent-style-name="Standard">
      <style:text-properties fo:color="#726c58" style:font-name="Carlito" fo:font-size="24pt" fo:font-style="normal" fo:font-weight="bold" officeooo:rsid="000d820a" officeooo:paragraph-rsid="000d820a" style:font-size-asian="24pt" style:font-style-asian="normal" style:font-weight-asian="bold" style:font-size-complex="24pt" style:font-style-complex="normal" style:font-weight-complex="bold"/>
    </style:style>
    <style:style style:name="P26" style:family="paragraph" style:parent-style-name="Standard">
      <style:text-properties fo:color="#726c58" style:font-name="Carlito" fo:font-size="12pt" fo:font-style="normal" fo:font-weight="bold" officeooo:rsid="000d820a" officeooo:paragraph-rsid="000d820a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726c58" style:font-name="Carlito" fo:font-size="10pt" fo:font-weight="normal" officeooo:rsid="003ea74d" officeooo:paragraph-rsid="004462d1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variant="normal" fo:text-transform="none" fo:color="#726c58" style:font-name="Carlito" fo:font-size="9pt" fo:letter-spacing="normal" fo:font-style="normal" fo:font-weight="normal" officeooo:paragraph-rsid="0025d62f" style:font-size-asian="9pt" style:font-size-complex="9pt"/>
    </style:style>
    <style:style style:name="P29" style:family="paragraph" style:parent-style-name="Standard">
      <style:text-properties fo:font-variant="normal" fo:text-transform="none" fo:color="#726c58" style:font-name="Carlito" fo:font-size="9pt" fo:letter-spacing="normal" fo:font-style="normal" fo:font-weight="normal" officeooo:paragraph-rsid="00268965" style:font-size-asian="9pt" style:font-size-complex="9pt"/>
    </style:style>
    <style:style style:name="P30" style:family="paragraph" style:parent-style-name="Standard">
      <style:text-properties fo:font-variant="normal" fo:text-transform="none" fo:color="#726c58" style:font-name="Carlito" fo:font-size="9pt" fo:letter-spacing="normal" fo:font-style="normal" fo:font-weight="normal" officeooo:paragraph-rsid="00441d38" style:font-size-asian="9pt" style:font-size-complex="9pt"/>
    </style:style>
    <style:style style:name="P31" style:family="paragraph" style:parent-style-name="Standard">
      <style:text-properties fo:font-variant="normal" fo:text-transform="none" fo:color="#726c58" style:font-name="Carlito" fo:font-size="9pt" fo:letter-spacing="normal" fo:font-style="normal" fo:font-weight="bold" officeooo:paragraph-rsid="0025d62f" style:font-size-asian="9pt" style:font-size-complex="9pt"/>
    </style:style>
    <style:style style:name="P32" style:family="paragraph" style:parent-style-name="Standard">
      <style:text-properties style:font-name="Carlito" fo:font-style="normal" fo:font-weight="normal" officeooo:rsid="0002d628" officeooo:paragraph-rsid="0002d628" style:font-style-asian="normal" style:font-weight-asian="normal" style:font-style-complex="normal" style:font-weight-complex="normal"/>
    </style:style>
    <style:style style:name="P33" style:family="paragraph" style:parent-style-name="Table_20_Contents">
      <style:text-properties fo:color="#726c58" style:font-name="Carlito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text-properties fo:color="#726c58" style:font-name="Carlito" fo:font-size="9pt" fo:font-weight="bold" officeooo:rsid="000dd758" officeooo:paragraph-rsid="000dd758" style:font-size-asian="9pt" style:font-weight-asian="bold" style:font-size-complex="9pt" style:font-weight-complex="bold"/>
    </style:style>
    <style:style style:name="P35" style:family="paragraph" style:parent-style-name="Table_20_Contents">
      <style:text-properties fo:color="#726c58" style:font-name="Carlito" fo:font-size="9pt" fo:font-weight="bold" officeooo:rsid="00117718" officeooo:paragraph-rsid="00117718" style:font-size-asian="9pt" style:font-weight-asian="bold" style:font-size-complex="9pt" style:font-weight-complex="bold"/>
    </style:style>
    <style:style style:name="P36" style:family="paragraph" style:parent-style-name="Table_20_Contents">
      <style:text-properties fo:color="#726c58" style:font-name="Carlito" fo:font-size="9pt" style:font-size-asian="9pt" style:font-size-complex="9pt"/>
    </style:style>
    <style:style style:name="P37" style:family="paragraph" style:parent-style-name="Table_20_Contents">
      <style:text-properties fo:color="#726c58" style:font-name="Carlito" fo:font-size="9pt" officeooo:paragraph-rsid="0013317e" style:font-size-asian="9pt" style:font-size-complex="9pt"/>
    </style:style>
    <style:style style:name="P38" style:family="paragraph" style:parent-style-name="Table_20_Contents">
      <style:text-properties fo:color="#726c58" style:font-name="Carlito" fo:font-size="9pt" officeooo:paragraph-rsid="000dd758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fo:color="#726c58" style:font-name="Carlito" fo:font-size="9pt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fo:color="#726c58" style:font-name="Carlito" fo:font-size="9pt" style:font-size-asian="9pt" style:font-size-complex="9pt"/>
    </style:style>
    <style:style style:name="P41" style:family="paragraph" style:parent-style-name="Table_20_Contents">
      <style:text-properties fo:color="#726c58" style:font-name="Carlito" fo:font-size="9pt" officeooo:paragraph-rsid="0024ea65" style:font-size-asian="9pt" style:font-size-complex="9pt"/>
    </style:style>
    <style:style style:name="P42" style:family="paragraph" style:parent-style-name="Table_20_Contents">
      <style:text-properties fo:color="#726c58" style:font-name="Carlito" fo:font-size="10pt" fo:font-weight="bold" officeooo:rsid="000dd758" officeooo:paragraph-rsid="000dd758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color="#726c58" style:font-name="Carlito" fo:font-size="10pt" fo:font-weight="bold" officeooo:rsid="000fcaab" officeooo:paragraph-rsid="000fcaa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726c58" style:font-name="Carlito" fo:font-size="10pt" fo:font-weight="normal" officeooo:rsid="001ee6a2" officeooo:paragraph-rsid="001ee6a2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726c58" style:font-name="Carlito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726c58" style:font-name="Carlito" fo:font-size="10.5pt" fo:font-weight="normal" officeooo:rsid="001ee6a2" officeooo:paragraph-rsid="001ee6a2" style:font-size-asian="10.5pt" style:font-weight-asian="normal" style:font-size-complex="10.5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726c58" style:font-name="Carlito" fo:font-size="10.5pt" fo:font-weight="normal" officeooo:rsid="00345a6f" officeooo:paragraph-rsid="00345a6f" style:font-size-asian="10.5pt" style:font-weight-asian="normal" style:font-size-complex="10.5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726c58" style:font-name="Carlito" fo:font-size="10.5pt" fo:font-weight="bold" officeooo:rsid="001ee6a2" officeooo:paragraph-rsid="001ee6a2" style:font-size-asian="10.5pt" style:font-weight-asian="bold" style:font-size-complex="10.5pt" style:font-weight-complex="bold"/>
    </style:style>
    <style:style style:name="P49" style:family="paragraph" style:parent-style-name="Table_20_Contents">
      <style:text-properties fo:font-variant="normal" fo:text-transform="none" fo:color="#726c58" style:font-name="Carlito" fo:font-size="9pt" fo:letter-spacing="normal" fo:font-style="normal" fo:font-weight="normal" style:font-size-asian="9pt" style:font-size-complex="9pt"/>
    </style:style>
    <style:style style:name="P50" style:family="paragraph" style:parent-style-name="Table_20_Contents">
      <style:text-properties fo:font-variant="normal" fo:text-transform="none" fo:color="#726c58" style:font-name="Carlito" fo:font-size="9pt" fo:letter-spacing="normal" fo:font-style="normal" fo:font-weight="normal" officeooo:paragraph-rsid="0013317e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color="#ffffff" style:font-name="Carlito" fo:font-size="10pt" fo:font-weight="bold" officeooo:rsid="00167613" officeooo:paragraph-rsid="00167613" style:font-size-asian="10pt" style:font-weight-asian="bold" style:font-size-complex="10pt" style:font-weight-complex="bold"/>
    </style:style>
    <style:style style:name="P52" style:family="paragraph">
      <loext:graphic-properties draw:fill-color="#726c58"/>
      <style:paragraph-properties fo:text-align="center"/>
    </style:style>
    <style:style style:name="P53" style:family="paragraph">
      <style:paragraph-properties fo:text-align="start"/>
      <style:text-properties fo:font-variant="normal" fo:text-transform="none" style:text-line-through-style="none" style:text-line-through-type="none" style:font-name="Arial" fo:font-size="8pt" fo:font-style="normal" style:text-underline-style="none" fo:font-weight="normal" fo:background-color="transparent"/>
    </style:style>
    <style:style style:name="P54" style:family="paragraph">
      <style:paragraph-properties fo:text-align="start"/>
      <style:text-properties fo:font-variant="normal" fo:text-transform="none" style:text-line-through-style="none" style:text-line-through-type="none" style:font-name="Arial1" fo:font-size="8pt" fo:font-style="normal" style:text-underline-style="none" fo:font-weight="bold" fo:background-color="transparent"/>
    </style:style>
    <style:style style:name="P55" style:family="paragraph">
      <style:paragraph-properties fo:text-align="end"/>
      <style:text-properties fo:font-variant="normal" fo:text-transform="none" style:text-line-through-style="none" style:text-line-through-type="none" style:font-name="Arial" fo:font-size="8pt" fo:font-style="normal" style:text-underline-style="none" fo:font-weight="normal" fo:background-color="transparent"/>
    </style:style>
    <style:style style:name="P56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3317e"/>
    </style:style>
    <style:style style:name="T4" style:family="text">
      <style:text-properties fo:font-variant="normal" fo:text-transform="none" fo:letter-spacing="normal" fo:font-style="normal" fo:font-weight="normal" officeooo:rsid="000dd758"/>
    </style:style>
    <style:style style:name="T5" style:family="text">
      <style:text-properties officeooo:rsid="000dd758"/>
    </style:style>
    <style:style style:name="T6" style:family="text">
      <style:text-properties officeooo:rsid="00117718"/>
    </style:style>
    <style:style style:name="T7" style:family="text">
      <style:text-properties officeooo:rsid="0047ff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726c58" draw:fill-color="#726c58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dddddd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nvoice_cod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_pric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_expired_ti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ser_nam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artment_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unit_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ayment_method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_titl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count_numb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count_nam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voice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voice_total_pric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_cod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btotal_pric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scount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1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pp_pric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pn_pric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product_name_11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tem_number_3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4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5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6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7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8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9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10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_number_11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product_name_10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duct_name_9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duct_name_8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duct_name_7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duct_name_6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duct_name_5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duct_name_4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duct_name_3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duct_name_2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duct_name_1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quantity_2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3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4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5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6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7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8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9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10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_11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2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3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4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5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6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7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8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9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10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duct_price_11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2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3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4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5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6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7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8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9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10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umlah_bayar_11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2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3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4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5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6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7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8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9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10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te_11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pp_label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pn_label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1" svg:x="0in" svg:y="11.5209in" svg:width="8.5in" svg:height="0.189in" draw:z-index="0">
        <draw:image xlink:href="Pictures/10000201000003AF0000001592AA2CC7EFE96F92.png" xlink:type="simple" xlink:show="embed" xlink:actuate="onLoad"/>
      </draw:frame>
      <text:p text:style-name="P32"><draw:line text:anchor-type="paragraph" draw:z-index="2" draw:style-name="gr1" draw:text-style-name="P52" svg:x1="-0.0016in" svg:y1="0.1764in" svg:x2="7.5921in" svg:y2="0.1555in"><text:p/></draw:line></text:p>
      <text:p text:style-name="P32"/>
      <text:p text:style-name="P25">INVOI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42"><text:s/>Alamat Penagihan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3"><text:s/>Metode Pembayaran</text:p>
          </table:table-cell>
        </table:table-row>
        <table:table-row>
          <table:table-cell table:style-name="Table1.A1" office:value-type="string">
            <text:p text:style-name="P34">Nomor <text:span text:style-name="T6">Invoice</text:span></text:p>
          </table:table-cell>
          <table:table-cell table:style-name="Table1.A1" office:value-type="string">
            <text:p text:style-name="P37"><text:span text:style-name="T3">: </text:span><text:span text:style-name="T3"><draw:control text:anchor-type="as-char" draw:z-index="3" draw:style-name="gr2" draw:text-style-name="P53" svg:width="1.3614in" svg:height="0.1461in" draw:control="control1"/></text:span>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1"><draw:control text:anchor-type="char" draw:z-index="6" draw:style-name="gr3" draw:text-style-name="P54" svg:width="2.4713in" svg:height="0.1461in" svg:x="0in" svg:y="0in" draw:control="control4"/>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7"><draw:control text:anchor-type="as-char" draw:z-index="9" draw:style-name="gr2" draw:text-style-name="P54" svg:width="1.7461in" svg:height="0.1461in" draw:control="control7"/></text:p>
          </table:table-cell>
        </table:table-row>
        <table:table-row>
          <table:table-cell table:style-name="Table1.A1" office:value-type="string">
            <text:p text:style-name="P34">Tanggal <text:span text:style-name="T6">Invoice</text:span></text:p>
          </table:table-cell>
          <table:table-cell table:style-name="Table1.A1" office:value-type="string">
            <text:p text:style-name="P41">: <text:span text:style-name="T2"><draw:control text:anchor-type="as-char" draw:z-index="13" draw:style-name="gr2" draw:text-style-name="P53" svg:width="1.3335in" svg:height="0.1461in" draw:control="control11"/></text:span>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8"><draw:control text:anchor-type="as-char" draw:z-index="7" draw:style-name="gr2" draw:text-style-name="P53" svg:width="2.4858in" svg:height="0.1461in" draw:control="control5"/>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29"><draw:control text:anchor-type="as-char" draw:z-index="10" draw:style-name="gr2" draw:text-style-name="P53" svg:width="1.7461in" svg:height="0.1461in" draw:control="control8"/></text:p>
          </table:table-cell>
        </table:table-row>
        <table:table-row>
          <table:table-cell table:style-name="Table1.A1" office:value-type="string">
            <text:p text:style-name="P35">Jumlah Total</text:p>
          </table:table-cell>
          <table:table-cell table:style-name="Table1.A1" office:value-type="string">
            <text:p text:style-name="P41">: <text:span text:style-name="T2"><draw:control text:anchor-type="as-char" draw:z-index="4" draw:style-name="gr2" draw:text-style-name="P53" svg:width="1.3614in" svg:height="0.1461in" draw:control="control2"/></text:span>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8"><draw:control text:anchor-type="as-char" svg:y="-0.1366in" draw:z-index="8" draw:style-name="gr4" draw:text-style-name="P53" svg:width="2.4815in" svg:height="0.1461in" draw:control="control6"/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29"><draw:control text:anchor-type="as-char" draw:z-index="11" draw:style-name="gr2" draw:text-style-name="P53" svg:width="1.7461in" svg:height="0.1461in" draw:control="control9"/></text:p>
          </table:table-cell>
        </table:table-row>
        <table:table-row>
          <table:table-cell table:style-name="Table1.A1" office:value-type="string">
            <text:p text:style-name="P35">Batas <text:span text:style-name="T7">Pembayaran</text:span></text:p>
          </table:table-cell>
          <table:table-cell table:style-name="Table1.A1" office:value-type="string">
            <text:p text:style-name="P41"><text:span text:style-name="T5">: </text:span><text:span text:style-name="T4"><draw:control text:anchor-type="as-char" draw:z-index="5" draw:style-name="gr2" draw:text-style-name="P53" svg:width="1.3614in" svg:height="0.1461in" draw:control="control3"/>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29"><draw:control text:anchor-type="as-char" draw:z-index="12" draw:style-name="gr2" draw:text-style-name="P53" svg:width="1.7461in" svg:height="0.1461in" draw:control="control10"/></text:p>
          </table:table-cell>
        </table:table-row>
      </table:table>
      <text:p text:style-name="P26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1">No.</text:p>
          </table:table-cell>
          <table:table-cell table:style-name="Table2.A1" office:value-type="string">
            <text:p text:style-name="P51">Nama Produk</text:p>
          </table:table-cell>
          <table:table-cell table:style-name="Table2.A1" office:value-type="string">
            <text:p text:style-name="P51">Qty</text:p>
          </table:table-cell>
          <table:table-cell table:style-name="Table2.A1" office:value-type="string">
            <text:p text:style-name="P51">Harga Satuan (Rp)</text:p>
          </table:table-cell>
          <table:table-cell table:style-name="Table2.A1" office:value-type="string">
            <text:p text:style-name="P51">Jumlah Bayar (Rp)</text:p>
          </table:table-cell>
          <table:table-cell table:style-name="Table2.A1" office:value-type="string">
            <text:p text:style-name="P51">Keterangan</text:p>
          </table:table-cell>
        </table:table-row>
        <table:table-row table:style-name="Table2.2">
          <table:table-cell table:style-name="Table2.A12" office:value-type="string">
            <text:p text:style-name="P11"><draw:control text:anchor-type="as-char" draw:z-index="18" draw:style-name="gr5" draw:text-style-name="P56" svg:width="0.228in" svg:height="0.2906in" draw:control="control16"/></text:p>
          </table:table-cell>
          <table:table-cell table:style-name="Table2.B2" office:value-type="string">
            <text:p text:style-name="P30"><draw:control text:anchor-type="as-char" draw:z-index="45" draw:style-name="gr6" draw:text-style-name="P53" svg:width="3.1106in" svg:height="0.2906in" draw:control="control43"/></text:p>
          </table:table-cell>
          <table:table-cell table:style-name="Table2.C2" office:value-type="string">
            <text:p text:style-name="P15"><draw:control text:anchor-type="as-char" draw:z-index="20" draw:style-name="gr5" draw:text-style-name="P56" svg:width="0.3441in" svg:height="0.2906in" draw:control="control18"/></text:p>
          </table:table-cell>
          <table:table-cell table:style-name="Table2.D2" office:value-type="string">
            <text:p text:style-name="P16"><draw:control text:anchor-type="as-char" draw:z-index="21" draw:style-name="gr6" draw:text-style-name="P55" svg:width="1.1114in" svg:height="0.2906in" draw:control="control19"/></text:p>
          </table:table-cell>
          <table:table-cell table:style-name="Table2.E2" office:value-type="string">
            <text:p text:style-name="P17"><draw:control text:anchor-type="as-char" draw:z-index="22" draw:style-name="gr5" draw:text-style-name="P55" svg:width="1.174in" svg:height="0.2906in" draw:control="control20"/></text:p>
          </table:table-cell>
          <table:table-cell table:style-name="Table2.F2" office:value-type="string">
            <text:p text:style-name="P18"><draw:control text:anchor-type="as-char" draw:z-index="23" draw:style-name="gr6" draw:text-style-name="P53" svg:width="1.1114in" svg:height="0.2906in" draw:control="control21"/></text:p>
          </table:table-cell>
        </table:table-row>
        <table:table-row table:style-name="Table2.2">
          <table:table-cell table:style-name="Table2.A12" office:value-type="string">
            <text:p text:style-name="P12"><draw:control text:anchor-type="as-char" draw:z-index="19" draw:style-name="gr5" draw:text-style-name="P56" svg:width="0.228in" svg:height="0.2906in" draw:control="control17"/></text:p>
          </table:table-cell>
          <table:table-cell table:style-name="Table2.B3" office:value-type="string">
            <text:p text:style-name="P22"><draw:control text:anchor-type="as-char" draw:z-index="44" draw:style-name="gr6" draw:text-style-name="P53" svg:width="3.1106in" svg:height="0.2906in" draw:control="control42"/></text:p>
          </table:table-cell>
          <table:table-cell table:style-name="Table2.C3" office:value-type="string">
            <text:p text:style-name="P23"><draw:control text:anchor-type="as-char" draw:z-index="46" draw:style-name="gr5" draw:text-style-name="P56" svg:width="0.3441in" svg:height="0.2906in" draw:control="control44"/></text:p>
          </table:table-cell>
          <table:table-cell table:style-name="Table2.D3" office:value-type="string">
            <text:p text:style-name="P10"><draw:control text:anchor-type="as-char" draw:z-index="56" draw:style-name="gr6" draw:text-style-name="P55" svg:width="1.1114in" svg:height="0.2906in" draw:control="control54"/></text:p>
          </table:table-cell>
          <table:table-cell table:style-name="Table2.E3" office:value-type="string">
            <text:p text:style-name="P10"><draw:control text:anchor-type="as-char" draw:z-index="66" draw:style-name="gr5" draw:text-style-name="P55" svg:width="1.174in" svg:height="0.2906in" draw:control="control64"/></text:p>
          </table:table-cell>
          <table:table-cell table:style-name="Table2.F3" office:value-type="string">
            <text:p text:style-name="P19"><draw:control text:anchor-type="as-char" draw:z-index="76" draw:style-name="gr6" draw:text-style-name="P53" svg:width="1.1114in" svg:height="0.2906in" draw:control="control74"/></text:p>
          </table:table-cell>
        </table:table-row>
        <table:table-row table:style-name="Table2.2">
          <table:table-cell table:style-name="Table2.A12" office:value-type="string">
            <text:p text:style-name="P13"><draw:control text:anchor-type="as-char" draw:z-index="27" draw:style-name="gr5" draw:text-style-name="P56" svg:width="0.228in" svg:height="0.2906in" draw:control="control25"/></text:p>
          </table:table-cell>
          <table:table-cell table:style-name="Table2.B4" office:value-type="string">
            <text:p text:style-name="P14"><draw:control text:anchor-type="as-char" draw:z-index="43" draw:style-name="gr6" draw:text-style-name="P53" svg:width="3.1106in" svg:height="0.2906in" draw:control="control41"/></text:p>
          </table:table-cell>
          <table:table-cell table:style-name="Table2.C4" office:value-type="string">
            <text:p text:style-name="P23"><draw:control text:anchor-type="as-char" draw:z-index="47" draw:style-name="gr5" draw:text-style-name="P56" svg:width="0.3441in" svg:height="0.2906in" draw:control="control45"/></text:p>
          </table:table-cell>
          <table:table-cell table:style-name="Table2.D4" office:value-type="string">
            <text:p text:style-name="P10"><draw:control text:anchor-type="as-char" draw:z-index="57" draw:style-name="gr6" draw:text-style-name="P55" svg:width="1.1114in" svg:height="0.2906in" draw:control="control55"/></text:p>
          </table:table-cell>
          <table:table-cell table:style-name="Table2.E4" office:value-type="string">
            <text:p text:style-name="P10"><draw:control text:anchor-type="as-char" draw:z-index="67" draw:style-name="gr5" draw:text-style-name="P55" svg:width="1.174in" svg:height="0.2906in" draw:control="control65"/></text:p>
          </table:table-cell>
          <table:table-cell table:style-name="Table2.F4" office:value-type="string">
            <text:p text:style-name="P22"><draw:control text:anchor-type="as-char" draw:z-index="77" draw:style-name="gr6" draw:text-style-name="P53" svg:width="1.1114in" svg:height="0.2906in" draw:control="control75"/></text:p>
          </table:table-cell>
        </table:table-row>
        <table:table-row table:style-name="Table2.2">
          <table:table-cell table:style-name="Table2.A12" office:value-type="string">
            <text:p text:style-name="P13"><draw:control text:anchor-type="as-char" draw:z-index="28" draw:style-name="gr5" draw:text-style-name="P56" svg:width="0.228in" svg:height="0.2906in" draw:control="control26"/></text:p>
          </table:table-cell>
          <table:table-cell table:style-name="Table2.B5" office:value-type="string">
            <text:p text:style-name="P22"><draw:control text:anchor-type="as-char" draw:z-index="42" draw:style-name="gr6" draw:text-style-name="P53" svg:width="3.1106in" svg:height="0.2906in" draw:control="control40"/></text:p>
          </table:table-cell>
          <table:table-cell table:style-name="Table2.C5" office:value-type="string">
            <text:p text:style-name="P23"><draw:control text:anchor-type="as-char" draw:z-index="48" draw:style-name="gr5" draw:text-style-name="P56" svg:width="0.3441in" svg:height="0.2906in" draw:control="control46"/></text:p>
          </table:table-cell>
          <table:table-cell table:style-name="Table2.D5" office:value-type="string">
            <text:p text:style-name="P10"><draw:control text:anchor-type="as-char" draw:z-index="58" draw:style-name="gr6" draw:text-style-name="P55" svg:width="1.1114in" svg:height="0.2906in" draw:control="control56"/></text:p>
          </table:table-cell>
          <table:table-cell table:style-name="Table2.E5" office:value-type="string">
            <text:p text:style-name="P10"><draw:control text:anchor-type="as-char" draw:z-index="68" draw:style-name="gr5" draw:text-style-name="P55" svg:width="1.174in" svg:height="0.2906in" draw:control="control66"/></text:p>
          </table:table-cell>
          <table:table-cell table:style-name="Table2.F5" office:value-type="string">
            <text:p text:style-name="P22"><draw:control text:anchor-type="as-char" draw:z-index="78" draw:style-name="gr6" draw:text-style-name="P53" svg:width="1.1114in" svg:height="0.2906in" draw:control="control76"/></text:p>
          </table:table-cell>
        </table:table-row>
        <table:table-row table:style-name="Table2.2">
          <table:table-cell table:style-name="Table2.A12" office:value-type="string">
            <text:p text:style-name="P13"><draw:control text:anchor-type="as-char" draw:z-index="29" draw:style-name="gr5" draw:text-style-name="P56" svg:width="0.228in" svg:height="0.2906in" draw:control="control27"/></text:p>
          </table:table-cell>
          <table:table-cell table:style-name="Table2.B6" office:value-type="string">
            <text:p text:style-name="P22"><draw:control text:anchor-type="as-char" draw:z-index="41" draw:style-name="gr6" draw:text-style-name="P53" svg:width="3.1106in" svg:height="0.2906in" draw:control="control39"/></text:p>
          </table:table-cell>
          <table:table-cell table:style-name="Table2.C6" office:value-type="string">
            <text:p text:style-name="P23"><draw:control text:anchor-type="as-char" draw:z-index="49" draw:style-name="gr5" draw:text-style-name="P56" svg:width="0.3441in" svg:height="0.2906in" draw:control="control47"/></text:p>
          </table:table-cell>
          <table:table-cell table:style-name="Table2.D6" office:value-type="string">
            <text:p text:style-name="P10"><draw:control text:anchor-type="as-char" draw:z-index="59" draw:style-name="gr6" draw:text-style-name="P55" svg:width="1.1114in" svg:height="0.2906in" draw:control="control57"/></text:p>
          </table:table-cell>
          <table:table-cell table:style-name="Table2.E6" office:value-type="string">
            <text:p text:style-name="P10"><draw:control text:anchor-type="as-char" draw:z-index="69" draw:style-name="gr5" draw:text-style-name="P55" svg:width="1.174in" svg:height="0.2906in" draw:control="control67"/></text:p>
          </table:table-cell>
          <table:table-cell table:style-name="Table2.F6" office:value-type="string">
            <text:p text:style-name="P22"><draw:control text:anchor-type="as-char" draw:z-index="79" draw:style-name="gr6" draw:text-style-name="P53" svg:width="1.1114in" svg:height="0.2906in" draw:control="control77"/></text:p>
          </table:table-cell>
        </table:table-row>
        <table:table-row table:style-name="Table2.2">
          <table:table-cell table:style-name="Table2.A12" office:value-type="string">
            <text:p text:style-name="P13"><draw:control text:anchor-type="as-char" draw:z-index="30" draw:style-name="gr5" draw:text-style-name="P56" svg:width="0.228in" svg:height="0.2906in" draw:control="control28"/></text:p>
          </table:table-cell>
          <table:table-cell table:style-name="Table2.B7" office:value-type="string">
            <text:p text:style-name="P22"><draw:control text:anchor-type="as-char" draw:z-index="40" draw:style-name="gr6" draw:text-style-name="P53" svg:width="3.1106in" svg:height="0.2906in" draw:control="control38"/></text:p>
          </table:table-cell>
          <table:table-cell table:style-name="Table2.C7" office:value-type="string">
            <text:p text:style-name="P23"><draw:control text:anchor-type="as-char" draw:z-index="50" draw:style-name="gr5" draw:text-style-name="P56" svg:width="0.3441in" svg:height="0.2906in" draw:control="control48"/></text:p>
          </table:table-cell>
          <table:table-cell table:style-name="Table2.D7" office:value-type="string">
            <text:p text:style-name="P10"><draw:control text:anchor-type="as-char" draw:z-index="60" draw:style-name="gr6" draw:text-style-name="P55" svg:width="1.1114in" svg:height="0.2906in" draw:control="control58"/></text:p>
          </table:table-cell>
          <table:table-cell table:style-name="Table2.E7" office:value-type="string">
            <text:p text:style-name="P10"><draw:control text:anchor-type="as-char" draw:z-index="70" draw:style-name="gr5" draw:text-style-name="P55" svg:width="1.174in" svg:height="0.2906in" draw:control="control68"/></text:p>
          </table:table-cell>
          <table:table-cell table:style-name="Table2.F7" office:value-type="string">
            <text:p text:style-name="P22"><draw:control text:anchor-type="as-char" draw:z-index="80" draw:style-name="gr6" draw:text-style-name="P53" svg:width="1.1114in" svg:height="0.2906in" draw:control="control78"/></text:p>
          </table:table-cell>
        </table:table-row>
        <table:table-row table:style-name="Table2.2">
          <table:table-cell table:style-name="Table2.A12" office:value-type="string">
            <text:p text:style-name="P13"><draw:control text:anchor-type="as-char" draw:z-index="31" draw:style-name="gr5" draw:text-style-name="P56" svg:width="0.228in" svg:height="0.2906in" draw:control="control29"/></text:p>
          </table:table-cell>
          <table:table-cell table:style-name="Table2.B8" office:value-type="string">
            <text:p text:style-name="P22"><draw:control text:anchor-type="as-char" draw:z-index="39" draw:style-name="gr6" draw:text-style-name="P53" svg:width="3.1106in" svg:height="0.2906in" draw:control="control37"/></text:p>
          </table:table-cell>
          <table:table-cell table:style-name="Table2.C8" office:value-type="string">
            <text:p text:style-name="P23"><draw:control text:anchor-type="as-char" draw:z-index="51" draw:style-name="gr5" draw:text-style-name="P56" svg:width="0.3441in" svg:height="0.2906in" draw:control="control49"/></text:p>
          </table:table-cell>
          <table:table-cell table:style-name="Table2.D8" office:value-type="string">
            <text:p text:style-name="P10"><draw:control text:anchor-type="as-char" draw:z-index="61" draw:style-name="gr6" draw:text-style-name="P55" svg:width="1.1114in" svg:height="0.2906in" draw:control="control59"/></text:p>
          </table:table-cell>
          <table:table-cell table:style-name="Table2.E8" office:value-type="string">
            <text:p text:style-name="P10"><draw:control text:anchor-type="as-char" draw:z-index="71" draw:style-name="gr5" draw:text-style-name="P55" svg:width="1.174in" svg:height="0.2906in" draw:control="control69"/></text:p>
          </table:table-cell>
          <table:table-cell table:style-name="Table2.F8" office:value-type="string">
            <text:p text:style-name="P22"><draw:control text:anchor-type="as-char" draw:z-index="81" draw:style-name="gr6" draw:text-style-name="P53" svg:width="1.1114in" svg:height="0.2906in" draw:control="control79"/></text:p>
          </table:table-cell>
        </table:table-row>
        <table:table-row table:style-name="Table2.2">
          <table:table-cell table:style-name="Table2.A12" office:value-type="string">
            <text:p text:style-name="P13"><draw:control text:anchor-type="as-char" draw:z-index="32" draw:style-name="gr5" draw:text-style-name="P56" svg:width="0.228in" svg:height="0.2906in" draw:control="control30"/></text:p>
          </table:table-cell>
          <table:table-cell table:style-name="Table2.B9" office:value-type="string">
            <text:p text:style-name="P22"><draw:control text:anchor-type="as-char" draw:z-index="38" draw:style-name="gr6" draw:text-style-name="P53" svg:width="3.1106in" svg:height="0.2906in" draw:control="control36"/></text:p>
          </table:table-cell>
          <table:table-cell table:style-name="Table2.C9" office:value-type="string">
            <text:p text:style-name="P23"><draw:control text:anchor-type="as-char" draw:z-index="52" draw:style-name="gr5" draw:text-style-name="P56" svg:width="0.3441in" svg:height="0.2906in" draw:control="control50"/></text:p>
          </table:table-cell>
          <table:table-cell table:style-name="Table2.D9" office:value-type="string">
            <text:p text:style-name="P10"><draw:control text:anchor-type="as-char" draw:z-index="62" draw:style-name="gr6" draw:text-style-name="P55" svg:width="1.1114in" svg:height="0.2906in" draw:control="control60"/></text:p>
          </table:table-cell>
          <table:table-cell table:style-name="Table2.E9" office:value-type="string">
            <text:p text:style-name="P10"><draw:control text:anchor-type="as-char" draw:z-index="72" draw:style-name="gr5" draw:text-style-name="P55" svg:width="1.174in" svg:height="0.2906in" draw:control="control70"/></text:p>
          </table:table-cell>
          <table:table-cell table:style-name="Table2.F9" office:value-type="string">
            <text:p text:style-name="P22"><draw:control text:anchor-type="as-char" draw:z-index="82" draw:style-name="gr6" draw:text-style-name="P53" svg:width="1.1114in" svg:height="0.2906in" draw:control="control80"/></text:p>
          </table:table-cell>
        </table:table-row>
        <table:table-row table:style-name="Table2.2">
          <table:table-cell table:style-name="Table2.A12" office:value-type="string">
            <text:p text:style-name="P13"><draw:control text:anchor-type="as-char" draw:z-index="33" draw:style-name="gr5" draw:text-style-name="P56" svg:width="0.228in" svg:height="0.2906in" draw:control="control31"/></text:p>
          </table:table-cell>
          <table:table-cell table:style-name="Table2.B10" office:value-type="string">
            <text:p text:style-name="P22"><draw:control text:anchor-type="as-char" draw:z-index="37" draw:style-name="gr6" draw:text-style-name="P53" svg:width="3.1106in" svg:height="0.2906in" draw:control="control35"/></text:p>
          </table:table-cell>
          <table:table-cell table:style-name="Table2.C10" office:value-type="string">
            <text:p text:style-name="P23"><draw:control text:anchor-type="as-char" draw:z-index="53" draw:style-name="gr5" draw:text-style-name="P56" svg:width="0.3441in" svg:height="0.2906in" draw:control="control51"/></text:p>
          </table:table-cell>
          <table:table-cell table:style-name="Table2.D10" office:value-type="string">
            <text:p text:style-name="P10"><draw:control text:anchor-type="as-char" draw:z-index="63" draw:style-name="gr6" draw:text-style-name="P55" svg:width="1.1114in" svg:height="0.2906in" draw:control="control61"/></text:p>
          </table:table-cell>
          <table:table-cell table:style-name="Table2.E10" office:value-type="string">
            <text:p text:style-name="P10"><draw:control text:anchor-type="as-char" draw:z-index="73" draw:style-name="gr5" draw:text-style-name="P55" svg:width="1.174in" svg:height="0.2906in" draw:control="control71"/></text:p>
          </table:table-cell>
          <table:table-cell table:style-name="Table2.F10" office:value-type="string">
            <text:p text:style-name="P22"><draw:control text:anchor-type="as-char" draw:z-index="83" draw:style-name="gr6" draw:text-style-name="P53" svg:width="1.1114in" svg:height="0.2906in" draw:control="control81"/></text:p>
          </table:table-cell>
        </table:table-row>
        <table:table-row table:style-name="Table2.2">
          <table:table-cell table:style-name="Table2.A12" office:value-type="string">
            <text:p text:style-name="P21"><draw:control text:anchor-type="as-char" draw:z-index="34" draw:style-name="gr5" draw:text-style-name="P56" svg:width="0.228in" svg:height="0.2906in" draw:control="control32"/></text:p>
          </table:table-cell>
          <table:table-cell table:style-name="Table2.B12" office:value-type="string">
            <text:p text:style-name="P22"><draw:control text:anchor-type="as-char" draw:z-index="36" draw:style-name="gr6" draw:text-style-name="P53" svg:width="3.1106in" svg:height="0.2906in" draw:control="control34"/></text:p>
          </table:table-cell>
          <table:table-cell table:style-name="Table2.C12" office:value-type="string">
            <text:p text:style-name="P23"><draw:control text:anchor-type="as-char" draw:z-index="54" draw:style-name="gr5" draw:text-style-name="P56" svg:width="0.3441in" svg:height="0.2906in" draw:control="control52"/></text:p>
          </table:table-cell>
          <table:table-cell table:style-name="Table2.D12" office:value-type="string">
            <text:p text:style-name="P10"><draw:control text:anchor-type="as-char" draw:z-index="64" draw:style-name="gr6" draw:text-style-name="P55" svg:width="1.1114in" svg:height="0.2906in" draw:control="control62"/></text:p>
          </table:table-cell>
          <table:table-cell table:style-name="Table2.E12" office:value-type="string">
            <text:p text:style-name="P10"><draw:control text:anchor-type="as-char" draw:z-index="74" draw:style-name="gr5" draw:text-style-name="P55" svg:width="1.174in" svg:height="0.2906in" draw:control="control72"/></text:p>
          </table:table-cell>
          <table:table-cell table:style-name="Table2.F12" office:value-type="string">
            <text:p text:style-name="P22"><draw:control text:anchor-type="as-char" draw:z-index="84" draw:style-name="gr6" draw:text-style-name="P53" svg:width="1.1114in" svg:height="0.2906in" draw:control="control82"/></text:p>
          </table:table-cell>
        </table:table-row>
        <table:table-row table:style-name="Table2.2">
          <table:table-cell table:style-name="Table2.A12" office:value-type="string">
            <text:p text:style-name="P21"><draw:control text:anchor-type="as-char" draw:z-index="35" draw:style-name="gr5" draw:text-style-name="P56" svg:width="0.228in" svg:height="0.2906in" draw:control="control33"/></text:p>
          </table:table-cell>
          <table:table-cell table:style-name="Table2.B12" office:value-type="string">
            <text:p text:style-name="P20"><draw:control text:anchor-type="as-char" draw:z-index="26" draw:style-name="gr6" draw:text-style-name="P53" svg:width="3.1106in" svg:height="0.2906in" draw:control="control24"/></text:p>
          </table:table-cell>
          <table:table-cell table:style-name="Table2.C12" office:value-type="string">
            <text:p text:style-name="P23"><draw:control text:anchor-type="as-char" draw:z-index="55" draw:style-name="gr5" draw:text-style-name="P56" svg:width="0.3441in" svg:height="0.2906in" draw:control="control53"/></text:p>
          </table:table-cell>
          <table:table-cell table:style-name="Table2.D12" office:value-type="string">
            <text:p text:style-name="P10"><draw:control text:anchor-type="as-char" draw:z-index="65" draw:style-name="gr6" draw:text-style-name="P55" svg:width="1.1114in" svg:height="0.2906in" draw:control="control63"/></text:p>
          </table:table-cell>
          <table:table-cell table:style-name="Table2.E12" office:value-type="string">
            <text:p text:style-name="P10"><draw:control text:anchor-type="as-char" draw:z-index="75" draw:style-name="gr5" draw:text-style-name="P55" svg:width="1.174in" svg:height="0.2906in" draw:control="control73"/></text:p>
          </table:table-cell>
          <table:table-cell table:style-name="Table2.F12" office:value-type="string">
            <text:p text:style-name="P22"><draw:control text:anchor-type="as-char" draw:z-index="85" draw:style-name="gr6" draw:text-style-name="P53" svg:width="1.1114in" svg:height="0.2906in" draw:control="control83"/></text:p>
          </table:table-cell>
        </table:table-row>
        <table:table-row table:style-name="Table2.13">
          <table:table-cell table:style-name="Table2.A17" office:value-type="string">
            <text:p text:style-name="P39"/>
          </table:table-cell>
          <table:table-cell table:style-name="Table2.B14" office:value-type="string">
            <text:p text:style-name="P36"/>
          </table:table-cell>
          <table:table-cell table:style-name="Table2.C14" office:value-type="string">
            <text:p text:style-name="P39"/>
          </table:table-cell>
          <table:table-cell table:style-name="Table2.D14" office:value-type="string">
            <text:p text:style-name="P44"/>
          </table:table-cell>
          <table:table-cell table:style-name="Table2.E14" office:value-type="string">
            <text:p text:style-name="P8"/>
          </table:table-cell>
          <table:table-cell table:style-name="Table2.F14" office:value-type="string">
            <text:p text:style-name="P36"/>
          </table:table-cell>
        </table:table-row>
        <table:table-row table:style-name="Table2.13">
          <table:table-cell table:style-name="Table2.A17" office:value-type="string">
            <text:p text:style-name="P39"/>
          </table:table-cell>
          <table:table-cell table:style-name="Table2.B14" office:value-type="string">
            <text:p text:style-name="P36"/>
          </table:table-cell>
          <table:table-cell table:style-name="Table2.C14" office:value-type="string">
            <text:p text:style-name="P39"/>
          </table:table-cell>
          <table:table-cell table:style-name="Table2.D14" office:value-type="string">
            <text:p text:style-name="P46">Subtotal</text:p>
          </table:table-cell>
          <table:table-cell table:style-name="Table2.E14" office:value-type="string">
            <text:p text:style-name="P8"><draw:control text:anchor-type="as-char" draw:z-index="16" draw:style-name="gr2" draw:text-style-name="P55" svg:width="1.174in" svg:height="0.1516in" draw:control="control14"/></text:p>
          </table:table-cell>
          <table:table-cell table:style-name="Table2.F14" office:value-type="string">
            <text:p text:style-name="P36"/>
          </table:table-cell>
        </table:table-row>
        <table:table-row table:style-name="Table2.13">
          <table:table-cell table:style-name="Table2.A17" office:value-type="string">
            <text:p text:style-name="P39"/>
          </table:table-cell>
          <table:table-cell table:style-name="Table2.B16" office:value-type="string">
            <text:p text:style-name="P36"/>
          </table:table-cell>
          <table:table-cell table:style-name="Table2.C16" office:value-type="string">
            <text:p text:style-name="P39"/>
          </table:table-cell>
          <table:table-cell table:style-name="Table2.D16" office:value-type="string">
            <text:p text:style-name="P46">Promo Lainnya</text:p>
          </table:table-cell>
          <table:table-cell table:style-name="Table2.E16" office:value-type="string">
            <text:p text:style-name="P8"><draw:control text:anchor-type="as-char" draw:z-index="17" draw:style-name="gr2" draw:text-style-name="P55" svg:width="1.174in" svg:height="0.1516in" draw:control="control15"/></text:p>
          </table:table-cell>
          <table:table-cell table:style-name="Table2.F16" office:value-type="string">
            <text:p text:style-name="P36"/>
          </table:table-cell>
        </table:table-row>
        <table:table-row table:style-name="Table2.13">
          <table:table-cell table:style-name="Table2.A17" office:value-type="string">
            <text:p text:style-name="P39"/>
          </table:table-cell>
          <table:table-cell table:style-name="Table2.B16" office:value-type="string">
            <text:p text:style-name="P36"/>
          </table:table-cell>
          <table:table-cell table:style-name="Table2.C16" office:value-type="string">
            <text:p text:style-name="P39"/>
          </table:table-cell>
          <table:table-cell table:style-name="Table2.D16" office:value-type="string">
            <text:p text:style-name="P47">Kode Pembayaran</text:p>
          </table:table-cell>
          <table:table-cell table:style-name="Table2.E16" office:value-type="string">
            <text:p text:style-name="P8"><draw:control text:anchor-type="as-char" draw:z-index="15" draw:style-name="gr2" draw:text-style-name="P55" svg:width="1.174in" svg:height="0.1516in" draw:control="control13"/></text:p>
          </table:table-cell>
          <table:table-cell table:style-name="Table2.F16" office:value-type="string">
            <text:p text:style-name="P36"/>
          </table:table-cell>
        </table:table-row>
        <table:table-row table:style-name="Table2.13">
          <table:table-cell table:style-name="Table2.A17" office:value-type="string">
            <text:p text:style-name="P39"/>
          </table:table-cell>
          <table:table-cell table:style-name="Table2.B17" office:value-type="string">
            <text:p text:style-name="P36"/>
          </table:table-cell>
          <table:table-cell table:style-name="Table2.C17" office:value-type="string">
            <text:p text:style-name="P39"/>
          </table:table-cell>
          <table:table-cell table:style-name="Table2.D17" office:value-type="string">
            <text:p text:style-name="P48">Total Bayar</text:p>
          </table:table-cell>
          <table:table-cell table:style-name="Table2.E17" office:value-type="string">
            <text:p text:style-name="P24"><draw:control text:anchor-type="as-char" draw:z-index="14" draw:style-name="gr2" draw:text-style-name="P55" svg:width="1.174in" svg:height="0.1516in" draw:control="control12"/></text:p>
          </table:table-cell>
          <table:table-cell table:style-name="Table2.F17" office:value-type="string">
            <text:p text:style-name="P36"/>
          </table:table-cell>
        </table:table-row>
        <table:table-row table:style-name="Table2.13">
          <table:table-cell table:style-name="Table2.A18" office:value-type="string">
            <text:p text:style-name="P39"/>
          </table:table-cell>
          <table:table-cell table:style-name="Table2.B18" office:value-type="string">
            <text:p text:style-name="P36"/>
          </table:table-cell>
          <table:table-cell table:style-name="Table2.C18" office:value-type="string">
            <text:p text:style-name="P39"/>
          </table:table-cell>
          <table:table-cell table:style-name="Table2.D18" office:value-type="string">
            <text:p text:style-name="P45"/>
          </table:table-cell>
          <table:table-cell table:style-name="Table2.E18" office:value-type="string">
            <text:p text:style-name="P40"/>
          </table:table-cell>
          <table:table-cell table:style-name="Table2.F18" office:value-type="string">
            <text:p text:style-name="P36"/>
          </table:table-cell>
        </table:table-row>
        <table:table-row table:style-name="Table2.13">
          <table:table-cell table:style-name="Table2.A19" office:value-type="string">
            <text:p text:style-name="P39"/>
          </table:table-cell>
          <table:table-cell table:style-name="Table2.B19" office:value-type="string">
            <text:p text:style-name="P36"/>
          </table:table-cell>
          <table:table-cell table:style-name="Table2.C19" office:value-type="string">
            <text:p text:style-name="P39"/>
          </table:table-cell>
          <table:table-cell table:style-name="Table2.D19" office:value-type="string">
            <text:p text:style-name="P27"><draw:control text:anchor-type="as-char" draw:z-index="86" draw:style-name="gr2" draw:text-style-name="P53" svg:width="1.1067in" svg:height="0.1516in" draw:control="control84"/></text:p>
          </table:table-cell>
          <table:table-cell table:style-name="Table2.E19" office:value-type="string">
            <text:p text:style-name="P9"><draw:control text:anchor-type="as-char" draw:z-index="24" draw:style-name="gr2" draw:text-style-name="P55" svg:width="1.174in" svg:height="0.1516in" draw:control="control22"/></text:p>
          </table:table-cell>
          <table:table-cell table:style-name="Table2.F19" office:value-type="string">
            <text:p text:style-name="P36"/>
          </table:table-cell>
        </table:table-row>
        <table:table-row table:style-name="Table2.13">
          <table:table-cell table:style-name="Table2.A20" office:value-type="string">
            <text:p text:style-name="P39"/>
          </table:table-cell>
          <table:table-cell table:style-name="Table2.B20" office:value-type="string">
            <text:p text:style-name="P36"/>
          </table:table-cell>
          <table:table-cell table:style-name="Table2.C20" office:value-type="string">
            <text:p text:style-name="P39"/>
          </table:table-cell>
          <table:table-cell table:style-name="Table2.D20" office:value-type="string">
            <text:p text:style-name="P27"><draw:control text:anchor-type="as-char" draw:z-index="87" draw:style-name="gr2" draw:text-style-name="P53" svg:width="1.1067in" svg:height="0.1516in" draw:control="control85"/></text:p>
          </table:table-cell>
          <table:table-cell table:style-name="Table2.E20" office:value-type="string">
            <text:p text:style-name="P9"><draw:control text:anchor-type="as-char" draw:z-index="25" draw:style-name="gr2" draw:text-style-name="P55" svg:width="1.174in" svg:height="0.1516in" draw:control="control23"/></text:p>
          </table:table-cell>
          <table:table-cell table:style-name="Table2.F20" office:value-type="string">
            <text:p text:style-name="P36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555141" style:font-name="Carlito" fo:font-size="12pt" fo:font-weight="normal" style:font-size-asian="12pt" style:font-weight-asian="normal" style:font-size-complex="12pt" style:font-weight-complex="normal"/>
    </style:style>
    <style:style style:name="MP2" style:family="paragraph" style:parent-style-name="Header">
      <style:paragraph-properties fo:margin-left="4.9236in" fo:margin-right="0in" fo:text-align="start" style:justify-single-word="false" fo:text-indent="0in" style:auto-text-indent="false"/>
      <style:text-properties fo:color="#555141" style:font-name="Carlito" fo:font-size="12pt" fo:font-weight="normal" officeooo:rsid="000561cd" officeooo:paragraph-rsid="000561cd" style:font-size-asian="12pt" style:font-weight-asian="normal" style:font-size-complex="12pt" style:font-weight-complex="normal"/>
    </style:style>
    <style:style style:name="MP3" style:family="paragraph" style:parent-style-name="Header">
      <style:paragraph-properties fo:margin-left="4.9236in" fo:margin-right="0in" fo:text-align="start" style:justify-single-word="false" fo:text-indent="0in" style:auto-text-indent="false"/>
      <style:text-properties fo:color="#555141" style:font-name="Carlito" fo:font-size="12pt" fo:font-style="normal" fo:font-weight="normal" officeooo:rsid="000561cd" officeooo:paragraph-rsid="000561cd" style:font-size-asian="12pt" style:font-style-asian="normal" style:font-weight-asian="normal" style:font-size-complex="12pt" style:font-style-complex="normal" style:font-weight-complex="normal"/>
    </style:style>
    <style:style style:name="MP4" style:family="paragraph" style:parent-style-name="Header">
      <style:paragraph-properties fo:margin-left="5.9083in" fo:margin-right="0in" fo:text-align="start" style:justify-single-word="false" fo:text-indent="0in" style:auto-text-indent="false"/>
      <style:text-properties fo:color="#726c58" style:font-name="Carlito" fo:font-size="8pt" fo:font-style="normal" fo:font-weight="normal" officeooo:rsid="000561cd" officeooo:paragraph-rsid="0005ba2c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color="#726c58" style:font-name="Carlito" fo:font-size="8pt" fo:font-style="normal" fo:font-weight="normal" officeooo:rsid="000561cd" officeooo:paragraph-rsid="0005ba2c" style:font-size-asian="8pt" style:font-style-asian="normal" style:font-weight-asian="normal" style:font-size-complex="8pt" style:font-style-complex="normal" style:font-weight-complex="normal"/>
    </style:style>
    <style:style style:name="MP6" style:family="paragraph" style:parent-style-name="Header">
      <style:paragraph-properties fo:margin-left="0in" fo:margin-right="0in" fo:text-indent="0in" style:auto-text-indent="false"/>
      <style:text-properties fo:color="#555141" style:font-name="Carlito" fo:font-size="12pt" fo:font-weight="normal" style:font-size-asian="12pt" style:font-weight-asian="normal" style:font-size-complex="12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in" fo:margin-bottom="0in" fo:margin-left="0.35in" fo:margin-right="0.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draw:frame draw:style-name="Mfr1" draw:name="Image3" text:anchor-type="paragraph" svg:x="0.1201in" svg:y="0.1402in" svg:width="1.9in" svg:height="0.75in" draw:z-index="1"><draw:image xlink:href="Pictures/100002010000012C00000076DFB7656F8EA57D4D.png" xlink:type="simple" xlink:show="embed" xlink:actuate="onLoad"/></draw:frame></text:p>
        <text:p text:style-name="MP4">Plaza Summarecon</text:p>
        <text:p text:style-name="MP4">Jl. Perintis Kemerdekaan No. 42</text:p>
        <text:p text:style-name="MP4">Jakarta 13210, Indonesia</text:p>
        <text:p text:style-name="MP5"/>
        <text:p text:style-name="MP4"/>
        <text:p text:style-name="MP4">www.summareconsmile.com</text:p>
        <text:p text:style-name="MP6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y Hamzah</meta:initial-creator>
    <meta:creation-date>2017-02-09T22:25:29.765295920</meta:creation-date>
    <dc:date>2017-03-17T11:35:54.815419855</dc:date>
    <dc:creator>Riky Hamzah</dc:creator>
    <meta:editing-duration>PT7H41M19S</meta:editing-duration>
    <meta:editing-cycles>65</meta:editing-cycles>
    <meta:generator>LibreOffice/5.0.5.2$Linux_X86_64 LibreOffice_project/00$Build-2</meta:generator>
    <meta:document-statistic meta:table-count="2" meta:image-count="2" meta:object-count="0" meta:page-count="1" meta:paragraph-count="105" meta:word-count="46" meta:character-count="308" meta:non-whitespace-character-count="281"/>
  </office:meta>
</office:document-meta>
</file>